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欲求">
            <text:p>欲求</text:p>
          </table:table-cell>
          <table:table-cell office:value-type="string" office:value="よっきゅう">
            <text:p>よっきゅう</text:p>
          </table:table-cell>
          <table:table-cell office:value-type="string" office:value="(instinctive) desire, urge">
            <text:p>(instinctive) desire, u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時には自分の欲求を抑えることも必要です。">
            <text:p>時には自分の欲求を抑えることも必要です。</text:p>
          </table:table-cell>
          <table:table-cell office:value-type="string" office:value="ときに は じぶん の よっきゅう を おさえる こと も ひつよう です。">
            <text:p>ときに は じぶん の よっきゅう を おさえる こと も ひつよう です。</text:p>
          </table:table-cell>
          <table:table-cell office:value-type="string" office:value="Sometimes you need to control your urges.">
            <text:p>Sometimes you need to control your ur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刑務所">
            <text:p>刑務所</text:p>
          </table:table-cell>
          <table:table-cell office:value-type="string" office:value="けいむしょ">
            <text:p>けいむしょ</text:p>
          </table:table-cell>
          <table:table-cell office:value-type="string" office:value="prison">
            <text:p>pri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二度と刑務所から出ることができないの。">
            <text:p>彼は二度と刑務所から出ることができないの。</text:p>
          </table:table-cell>
          <table:table-cell office:value-type="string" office:value="かれ は にどと けいむしょ から でる こと が できない の。">
            <text:p>かれ は にどと けいむしょ から でる こと が できない の。</text:p>
          </table:table-cell>
          <table:table-cell office:value-type="string" office:value="He'll never be able to get out of prison.">
            <text:p>He'll never be able to get out of pri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楽">
            <text:p>気楽</text:p>
          </table:table-cell>
          <table:table-cell office:value-type="string" office:value="きらく">
            <text:p>きらく</text:p>
          </table:table-cell>
          <table:table-cell office:value-type="string" office:value="easygoing, laid-back">
            <text:p>easygoing, laid-ba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将来は気楽な生活がしたいです。">
            <text:p>将来は気楽な生活がしたいです。</text:p>
          </table:table-cell>
          <table:table-cell office:value-type="string" office:value="しょうらい は きらくな せいかつ が したい です。">
            <text:p>しょうらい は きらくな せいかつ が したい です。</text:p>
          </table:table-cell>
          <table:table-cell office:value-type="string" office:value="I want to lead a laid-back lifestyle in the future.">
            <text:p>I want to lead a laid-back lifestyle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試">
            <text:p>入試</text:p>
          </table:table-cell>
          <table:table-cell office:value-type="string" office:value="にゅうし">
            <text:p>にゅうし</text:p>
          </table:table-cell>
          <table:table-cell office:value-type="string" office:value="entrance examination">
            <text:p>entrance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高校の入試です。">
            <text:p>明日は高校の入試です。</text:p>
          </table:table-cell>
          <table:table-cell office:value-type="string" office:value="あした は こうこう の にゅうし です。">
            <text:p>あした は こうこう の にゅうし です。</text:p>
          </table:table-cell>
          <table:table-cell office:value-type="string" office:value="The high school entrance exam is tomorrow.">
            <text:p>The high school entrance exam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上">
            <text:p>海上</text:p>
          </table:table-cell>
          <table:table-cell office:value-type="string" office:value="かいじょう">
            <text:p>かいじょう</text:p>
          </table:table-cell>
          <table:table-cell office:value-type="string" office:value="on the sea, seaborne">
            <text:p>on the sea, seabor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上で衝突事故が発生した。">
            <text:p>海上で衝突事故が発生した。</text:p>
          </table:table-cell>
          <table:table-cell office:value-type="string" office:value="かいじょう で しょうとつ じこ が はっせい した。">
            <text:p>かいじょう で しょうとつ じこ が はっせい した。</text:p>
          </table:table-cell>
          <table:table-cell office:value-type="string" office:value="There was a collision on the sea.">
            <text:p>There was a collision o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イズ">
            <text:p>エイズ</text:p>
          </table:table-cell>
          <table:table-cell office:value-type="string" office:value="エイズ">
            <text:p>エイズ</text:p>
          </table:table-cell>
          <table:table-cell office:value-type="string" office:value="AIDS">
            <text:p>AI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ではエイズが大きな社会問題ね。">
            <text:p>その国ではエイズが大きな社会問題ね。</text:p>
          </table:table-cell>
          <table:table-cell office:value-type="string" office:value="その くに で は エイズ が おおきな しゃかい もんだい ね。">
            <text:p>その くに で は エイズ が おおきな しゃかい もんだい ね。</text:p>
          </table:table-cell>
          <table:table-cell office:value-type="string" office:value="AIDS is a major social problem in that country.">
            <text:p>AIDS is a major social problem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害">
            <text:p>有害</text:p>
          </table:table-cell>
          <table:table-cell office:value-type="string" office:value="ゆうがい">
            <text:p>ゆうがい</text:p>
          </table:table-cell>
          <table:table-cell office:value-type="string" office:value="harmful, hazardous">
            <text:p>harmful, hazard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材料は有害だよ。">
            <text:p>この材料は有害だよ。</text:p>
          </table:table-cell>
          <table:table-cell office:value-type="string" office:value="この ざいりょう は ゆうがい だ よ。">
            <text:p>この ざいりょう は ゆうがい だ よ。</text:p>
          </table:table-cell>
          <table:table-cell office:value-type="string" office:value="This material is hazardous.">
            <text:p>This material is hazard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み">
            <text:p>並み</text:p>
          </table:table-cell>
          <table:table-cell office:value-type="string" office:value="なみ">
            <text:p>なみ</text:p>
          </table:table-cell>
          <table:table-cell office:value-type="string" office:value="ordinary, average">
            <text:p>ordinary, a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並みの人間ではありません。">
            <text:p>彼は並みの人間ではありません。</text:p>
          </table:table-cell>
          <table:table-cell office:value-type="string" office:value="かれ は なみ の にんげん で は ありません。">
            <text:p>かれ は なみ の にんげん で は ありません。</text:p>
          </table:table-cell>
          <table:table-cell office:value-type="string" office:value="He's not an average person.">
            <text:p>He's not an averag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系列">
            <text:p>系列</text:p>
          </table:table-cell>
          <table:table-cell office:value-type="string" office:value="けいれつ">
            <text:p>けいれつ</text:p>
          </table:table-cell>
          <table:table-cell office:value-type="string" office:value="affiliation">
            <text:p>affil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校卒業後、系列の大学に進みました。">
            <text:p>高校卒業後、系列の大学に進みました。</text:p>
          </table:table-cell>
          <table:table-cell office:value-type="string" office:value="こうこう そつぎょう ご、けいれつ の だいがく に すすみました。">
            <text:p>こうこう そつぎょう ご、けいれつ の だいがく に すすみました。</text:p>
          </table:table-cell>
          <table:table-cell office:value-type="string" office:value="After graduating from high school, he went to an affiliated university.">
            <text:p>After graduating from high school, he went to an affiliated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年">
            <text:p>本年</text:p>
          </table:table-cell>
          <table:table-cell office:value-type="string" office:value="ほんねん">
            <text:p>ほんねん</text:p>
          </table:table-cell>
          <table:table-cell office:value-type="string" office:value="this year (formal)">
            <text:p>this yea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の本年の目標が発表された。">
            <text:p>会社の本年の目標が発表された。</text:p>
          </table:table-cell>
          <table:table-cell office:value-type="string" office:value="かいしゃ の ほんねん の もくひょう が はっぴょう された。">
            <text:p>かいしゃ の ほんねん の もくひょう が はっぴょう された。</text:p>
          </table:table-cell>
          <table:table-cell office:value-type="string" office:value="The company's goal this year has been announced.">
            <text:p>The company's goal this year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刊">
            <text:p>月刊</text:p>
          </table:table-cell>
          <table:table-cell office:value-type="string" office:value="げっかん">
            <text:p>げっかん</text:p>
          </table:table-cell>
          <table:table-cell office:value-type="string" office:value="published monthly">
            <text:p>published month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雑誌は月刊ですか。">
            <text:p>この雑誌は月刊ですか。</text:p>
          </table:table-cell>
          <table:table-cell office:value-type="string" office:value="この ざっし は げっかん です か。">
            <text:p>この ざっし は げっかん です か。</text:p>
          </table:table-cell>
          <table:table-cell office:value-type="string" office:value="Is this magazine published monthly?">
            <text:p>Is this magazine published monthl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忠実">
            <text:p>忠実</text:p>
          </table:table-cell>
          <table:table-cell office:value-type="string" office:value="ちゅうじつ">
            <text:p>ちゅうじつ</text:p>
          </table:table-cell>
          <table:table-cell office:value-type="string" office:value="faithful, loyal">
            <text:p>faithful, loy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犬は飼い主に忠実です。">
            <text:p>犬は飼い主に忠実です。</text:p>
          </table:table-cell>
          <table:table-cell office:value-type="string" office:value="いぬ は かいぬし に ちゅうじつ です。">
            <text:p>いぬ は かいぬし に ちゅうじつ です。</text:p>
          </table:table-cell>
          <table:table-cell office:value-type="string" office:value="Dogs are loyal to their owners.">
            <text:p>Dogs are loyal to their ow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上">
            <text:p>陸上</text:p>
          </table:table-cell>
          <table:table-cell office:value-type="string" office:value="りくじょう">
            <text:p>りくじょう</text:p>
          </table:table-cell>
          <table:table-cell office:value-type="string" office:value="shore, on land">
            <text:p>shore, o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動物は陸上で生活しています。">
            <text:p>あの動物は陸上で生活しています。</text:p>
          </table:table-cell>
          <table:table-cell office:value-type="string" office:value="あの どうぶつ は りくじょう で せいかつ して います。">
            <text:p>あの どうぶつ は りくじょう で せいかつ して います。</text:p>
          </table:table-cell>
          <table:table-cell office:value-type="string" office:value="That animal lives on land.">
            <text:p>That animal lives on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員">
            <text:p>一員</text:p>
          </table:table-cell>
          <table:table-cell office:value-type="string" office:value="いちいん">
            <text:p>いちいん</text:p>
          </table:table-cell>
          <table:table-cell office:value-type="string" office:value="member, part of an organization, group, etc.">
            <text:p>member, part of an organization, group, etc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野球部の一員です。">
            <text:p>彼は野球部の一員です。</text:p>
          </table:table-cell>
          <table:table-cell office:value-type="string" office:value="かれ は やきゅう ぶ の いちいん です。">
            <text:p>かれ は やきゅう ぶ の いちいん です。</text:p>
          </table:table-cell>
          <table:table-cell office:value-type="string" office:value="He's a part of the baseball club.">
            <text:p>He's a part of the baseball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関係">
            <text:p>無関係</text:p>
          </table:table-cell>
          <table:table-cell office:value-type="string" office:value="むかんけい">
            <text:p>むかんけい</text:p>
          </table:table-cell>
          <table:table-cell office:value-type="string" office:value="irrelevant, unrelated">
            <text:p>irrelevant, unrel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この事件と無関係です。">
            <text:p>彼はこの事件と無関係です。</text:p>
          </table:table-cell>
          <table:table-cell office:value-type="string" office:value="かれ は この じけん と むかんけい です。">
            <text:p>かれ は この じけん と むかんけい です。</text:p>
          </table:table-cell>
          <table:table-cell office:value-type="string" office:value="He has nothing to do with this case.">
            <text:p>He has nothing to do with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任">
            <text:p>担任</text:p>
          </table:table-cell>
          <table:table-cell office:value-type="string" office:value="たんにん">
            <text:p>たんにん</text:p>
          </table:table-cell>
          <table:table-cell office:value-type="string" office:value="teacher in charge">
            <text:p>teacher in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3年生のクラスを担任しています。">
            <text:p>私は3年生のクラスを担任しています。</text:p>
          </table:table-cell>
          <table:table-cell office:value-type="string" office:value="わたし は 3 ねんせい の クラス を たんにん して います。">
            <text:p>わたし は 3 ねんせい の クラス を たんにん して います。</text:p>
          </table:table-cell>
          <table:table-cell office:value-type="string" office:value="I'm in charge of the third-grade class.">
            <text:p>I'm in charge of the third-grad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店">
            <text:p>開店</text:p>
          </table:table-cell>
          <table:table-cell office:value-type="string" office:value="かいてん">
            <text:p>かいてん</text:p>
          </table:table-cell>
          <table:table-cell office:value-type="string" office:value="opening of a store">
            <text:p>opening of a sto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パートは10時に開店しますよ。">
            <text:p>デパートは10時に開店しますよ。</text:p>
          </table:table-cell>
          <table:table-cell office:value-type="string" office:value="デパート は 10 じ に かいてん します よ。">
            <text:p>デパート は 10 じ に かいてん します よ。</text:p>
          </table:table-cell>
          <table:table-cell office:value-type="string" office:value="The department store opens at ten o'clock.">
            <text:p>The department store opens at ten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場">
            <text:p>戦場</text:p>
          </table:table-cell>
          <table:table-cell office:value-type="string" office:value="せんじょう">
            <text:p>せんじょう</text:p>
          </table:table-cell>
          <table:table-cell office:value-type="string" office:value="battlefield">
            <text:p>battle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戦場に行ったことがあるそうです。">
            <text:p>祖父は戦場に行ったことがあるそうです。</text:p>
          </table:table-cell>
          <table:table-cell office:value-type="string" office:value="そふ は せんじょう に いった こと が ある そうです。">
            <text:p>そふ は せんじょう に いった こと が ある そうです。</text:p>
          </table:table-cell>
          <table:table-cell office:value-type="string" office:value="I heard that my grandfather has been to the battlefield.">
            <text:p>I heard that my grandfather has been to the battle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亀">
            <text:p>亀</text:p>
          </table:table-cell>
          <table:table-cell office:value-type="string" office:value="かめ">
            <text:p>かめ</text:p>
          </table:table-cell>
          <table:table-cell office:value-type="string" office:value="turtle, tortoise">
            <text:p>turtle, torto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池には亀がいますね。">
            <text:p>この池には亀がいますね。</text:p>
          </table:table-cell>
          <table:table-cell office:value-type="string" office:value="この いけ に は かめ が います ね。">
            <text:p>この いけ に は かめ が います ね。</text:p>
          </table:table-cell>
          <table:table-cell office:value-type="string" office:value="There is a turtle in this pond.">
            <text:p>There is a turtle in this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旗">
            <text:p>国旗</text:p>
          </table:table-cell>
          <table:table-cell office:value-type="string" office:value="こっき">
            <text:p>こっき</text:p>
          </table:table-cell>
          <table:table-cell office:value-type="string" office:value="national flag">
            <text:p>national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描くのが簡単です。">
            <text:p>日本の国旗は描くのが簡単です。</text:p>
          </table:table-cell>
          <table:table-cell office:value-type="string" office:value="にっぽん の こっき は かく の が かんたん です。">
            <text:p>にっぽん の こっき は かく の が かんたん です。</text:p>
          </table:table-cell>
          <table:table-cell office:value-type="string" office:value="Drawing the national flag of Japan is easy.">
            <text:p>Drawing the national flag of Japan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かす">
            <text:p>聞かす</text:p>
          </table:table-cell>
          <table:table-cell office:value-type="string" office:value="きかす">
            <text:p>きかす</text:p>
          </table:table-cell>
          <table:table-cell office:value-type="string" office:value="let (someone) hear, tell (a story etc.)">
            <text:p>let (someone) hear, tell (a story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昔話を聞かせてあげたの。">
            <text:p>子供に昔話を聞かせてあげたの。</text:p>
          </table:table-cell>
          <table:table-cell office:value-type="string" office:value="こども に むかしばなし を きかせて あげた の。">
            <text:p>こども に むかしばなし を きかせて あげた の。</text:p>
          </table:table-cell>
          <table:table-cell office:value-type="string" office:value="I told some folk tales to my kids.">
            <text:p>I told some folk tales to my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節">
            <text:p>関節</text:p>
          </table:table-cell>
          <table:table-cell office:value-type="string" office:value="かんせつ">
            <text:p>かんせつ</text:p>
          </table:table-cell>
          <table:table-cell office:value-type="string" office:value="joint (of the body)">
            <text:p>joint (of the bod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首の関節をひねっちゃった。">
            <text:p>手首の関節をひねっちゃった。</text:p>
          </table:table-cell>
          <table:table-cell office:value-type="string" office:value="てくび の かんせつ を ひねっちゃった。">
            <text:p>てくび の かんせつ を ひねっちゃった。</text:p>
          </table:table-cell>
          <table:table-cell office:value-type="string" office:value="I twisted my wrist joint.">
            <text:p>I twisted my wrist j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期">
            <text:p>前期</text:p>
          </table:table-cell>
          <table:table-cell office:value-type="string" office:value="ぜんき">
            <text:p>ぜんき</text:p>
          </table:table-cell>
          <table:table-cell office:value-type="string" office:value="previous term, last semester">
            <text:p>previous term, last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期の売上はとても良かったわ。">
            <text:p>前期の売上はとても良かったわ。</text:p>
          </table:table-cell>
          <table:table-cell office:value-type="string" office:value="ぜんき の うりあげ は とても よかった わ。">
            <text:p>ぜんき の うりあげ は とても よかった わ。</text:p>
          </table:table-cell>
          <table:table-cell office:value-type="string" office:value="Sales of the previous term were very good.">
            <text:p>Sales of the previous term were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小">
            <text:p>最小</text:p>
          </table:table-cell>
          <table:table-cell office:value-type="string" office:value="さいしょう">
            <text:p>さいしょう</text:p>
          </table:table-cell>
          <table:table-cell office:value-type="string" office:value="the smallest, minimum">
            <text:p>the smallest, mini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世界で最小のコンピューターです。">
            <text:p>これは世界で最小のコンピューターです。</text:p>
          </table:table-cell>
          <table:table-cell office:value-type="string" office:value="これ は せかい で さいしょう の コンピューター です。">
            <text:p>これ は せかい で さいしょう の コンピューター です。</text:p>
          </table:table-cell>
          <table:table-cell office:value-type="string" office:value="This is the smallest computer in the world.">
            <text:p>This is the smallest computer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力">
            <text:p>気力</text:p>
          </table:table-cell>
          <table:table-cell office:value-type="string" office:value="きりょく">
            <text:p>きりょく</text:p>
          </table:table-cell>
          <table:table-cell office:value-type="string" office:value="energy, vitality">
            <text:p>energy, vi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気力にあふれていますね。">
            <text:p>彼は気力にあふれていますね。</text:p>
          </table:table-cell>
          <table:table-cell office:value-type="string" office:value="かれ は きりょく に あふれて います ね。">
            <text:p>かれ は きりょく に あふれて います ね。</text:p>
          </table:table-cell>
          <table:table-cell office:value-type="string" office:value="He's full of energy.">
            <text:p>He'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グビー">
            <text:p>ラグビー</text:p>
          </table:table-cell>
          <table:table-cell office:value-type="string" office:value="ラグビー">
            <text:p>ラグビー</text:p>
          </table:table-cell>
          <table:table-cell office:value-type="string" office:value="rugby">
            <text:p>rug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若いころラグビーの選手でした。">
            <text:p>父は若いころラグビーの選手でした。</text:p>
          </table:table-cell>
          <table:table-cell office:value-type="string" office:value="ちち は わかい ころ ラグビー の せんしゅ でした。">
            <text:p>ちち は わかい ころ ラグビー の せんしゅ でした。</text:p>
          </table:table-cell>
          <table:table-cell office:value-type="string" office:value="My father used to be a rugby player when he was young.">
            <text:p>My father used to be a rugby player when he was you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増">
            <text:p>急増</text:p>
          </table:table-cell>
          <table:table-cell office:value-type="string" office:value="きゅうぞう">
            <text:p>きゅうぞう</text:p>
          </table:table-cell>
          <table:table-cell office:value-type="string" office:value="sharp increase">
            <text:p>sharp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ヨガをやる人が急増しています。">
            <text:p>最近ヨガをやる人が急増しています。</text:p>
          </table:table-cell>
          <table:table-cell office:value-type="string" office:value="さいきん ヨガ を やる ひと が きゅうぞう して います。">
            <text:p>さいきん ヨガ を やる ひと が きゅうぞう して います。</text:p>
          </table:table-cell>
          <table:table-cell office:value-type="string" office:value="Recently there's been a sharp increase in the number of people exercising yoga.">
            <text:p>Recently there's been a sharp increase in the number of people exercising yo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換える">
            <text:p>言い換える</text:p>
          </table:table-cell>
          <table:table-cell office:value-type="string" office:value="いいかえる">
            <text:p>いいかえる</text:p>
          </table:table-cell>
          <table:table-cell office:value-type="string" office:value="paraphrase, express in different words">
            <text:p>paraphrase, express in different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易しい言葉に言い換えたんだ。">
            <text:p>彼は易しい言葉に言い換えたんだ。</text:p>
          </table:table-cell>
          <table:table-cell office:value-type="string" office:value="かれ は やさしい ことば に いいかえた ん だ。">
            <text:p>かれ は やさしい ことば に いいかえた ん だ。</text:p>
          </table:table-cell>
          <table:table-cell office:value-type="string" office:value="He paraphrased it in easy language.">
            <text:p>He paraphrased it in easy langu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金">
            <text:p>罰金</text:p>
          </table:table-cell>
          <table:table-cell office:value-type="string" office:value="ばっきん">
            <text:p>ばっきん</text:p>
          </table:table-cell>
          <table:table-cell office:value-type="string" office:value="fine, penalty">
            <text:p>fine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罰金を3万円もとられたよ。">
            <text:p>罰金を3万円もとられたよ。</text:p>
          </table:table-cell>
          <table:table-cell office:value-type="string" office:value="ばっきん を 3 まん えん も とられた よ。">
            <text:p>ばっきん を 3 まん えん も とられた よ。</text:p>
          </table:table-cell>
          <table:table-cell office:value-type="string" office:value="I had to pay a fine of 30,000 yen.">
            <text:p>I had to pay a fine of 3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立">
            <text:p>県立</text:p>
          </table:table-cell>
          <table:table-cell office:value-type="string" office:value="けんりつ">
            <text:p>けんりつ</text:p>
          </table:table-cell>
          <table:table-cell office:value-type="string" office:value="prefectural">
            <text:p>prefectu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立の高校に通っているよ。">
            <text:p>彼は県立の高校に通っているよ。</text:p>
          </table:table-cell>
          <table:table-cell office:value-type="string" office:value="かれ は けんりつ の こうこう に かよって いる よ。">
            <text:p>かれ は けんりつ の こうこう に かよって いる よ。</text:p>
          </table:table-cell>
          <table:table-cell office:value-type="string" office:value="He goes to a prefectural high school.">
            <text:p>He goes to a prefectural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夕">
            <text:p>七夕</text:p>
          </table:table-cell>
          <table:table-cell office:value-type="string" office:value="たなばた">
            <text:p>たなばた</text:p>
          </table:table-cell>
          <table:table-cell office:value-type="string" office:value="The Star Festival">
            <text:p>The Star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七月七日は七夕の日です。">
            <text:p>日本では七月七日は七夕の日です。</text:p>
          </table:table-cell>
          <table:table-cell office:value-type="string" office:value="にほん で は しち がつ なのか は たなばた の ひ です。">
            <text:p>にほん で は しち がつ なのか は たなばた の ひ です。</text:p>
          </table:table-cell>
          <table:table-cell office:value-type="string" office:value="In Japan, July 7th is the day of the Tanabata Festival.">
            <text:p>In Japan, July 7th is the day of the Tanabata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導体">
            <text:p>半導体</text:p>
          </table:table-cell>
          <table:table-cell office:value-type="string" office:value="はんどうたい">
            <text:p>はんどうたい</text:p>
          </table:table-cell>
          <table:table-cell office:value-type="string" office:value="semiconductor">
            <text:p>semi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半導体はさまざまな製品に使われているよ。">
            <text:p>半導体はさまざまな製品に使われているよ。</text:p>
          </table:table-cell>
          <table:table-cell office:value-type="string" office:value="はんどうたい は さまざまな せいひん に つかわれて いる よ 。">
            <text:p>はんどうたい は さまざまな せいひん に つかわれて いる よ 。</text:p>
          </table:table-cell>
          <table:table-cell office:value-type="string" office:value="Semiconductors are used in many products.">
            <text:p>Semiconductors are used in many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近">
            <text:p>間近</text:p>
          </table:table-cell>
          <table:table-cell office:value-type="string" office:value="まぢか">
            <text:p>まぢか</text:p>
          </table:table-cell>
          <table:table-cell office:value-type="string" office:value="up close, close at hand">
            <text:p>up close, close 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名人を間近で見たよ。">
            <text:p>有名人を間近で見たよ。</text:p>
          </table:table-cell>
          <table:table-cell office:value-type="string" office:value="ゆうめい じん を まぢか で みた よ。">
            <text:p>ゆうめい じん を まぢか で みた よ。</text:p>
          </table:table-cell>
          <table:table-cell office:value-type="string" office:value="I saw a celebrity up close.">
            <text:p>I saw a celebrity up cl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偏る">
            <text:p>偏る</text:p>
          </table:table-cell>
          <table:table-cell office:value-type="string" office:value="かたよる">
            <text:p>かたよる</text:p>
          </table:table-cell>
          <table:table-cell office:value-type="string" office:value="be one-sided, be biased">
            <text:p>be one-sided, be bia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栄養が偏らないように食事に気を付けています。">
            <text:p>栄養が偏らないように食事に気を付けています。</text:p>
          </table:table-cell>
          <table:table-cell office:value-type="string" office:value="えいよう が かたよらない ように しょくじ に きをつけて います。">
            <text:p>えいよう が かたよらない ように しょくじ に きをつけて います。</text:p>
          </table:table-cell>
          <table:table-cell office:value-type="string" office:value="I take care to maintain a balanced diet.">
            <text:p>I take care to maintain a balanced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長">
            <text:p>学長</text:p>
          </table:table-cell>
          <table:table-cell office:value-type="string" office:value="がくちょう">
            <text:p>がくちょう</text:p>
          </table:table-cell>
          <table:table-cell office:value-type="string" office:value="school president, principal">
            <text:p>school president, princip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学式で学長の挨拶がありました。">
            <text:p>入学式で学長の挨拶がありました。</text:p>
          </table:table-cell>
          <table:table-cell office:value-type="string" office:value="にゅうがく しき で がくちょう の あいさつ が ありました。">
            <text:p>にゅうがく しき で がくちょう の あいさつ が ありました。</text:p>
          </table:table-cell>
          <table:table-cell office:value-type="string" office:value="The school president gave a greeting speech at the entrance ceremony.">
            <text:p>The school president gave a greeting speech at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先端">
            <text:p>最先端</text:p>
          </table:table-cell>
          <table:table-cell office:value-type="string" office:value="さいせんたん">
            <text:p>さいせんたん</text:p>
          </table:table-cell>
          <table:table-cell office:value-type="string" office:value="cutting edge, forefront">
            <text:p>cutting edge, fore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カメラには最先端の技術が使われています。">
            <text:p>そのカメラには最先端の技術が使われています。</text:p>
          </table:table-cell>
          <table:table-cell office:value-type="string" office:value="その カメラ に は さいせんたん の ぎじゅつ が つかわれて います。">
            <text:p>その カメラ に は さいせんたん の ぎじゅつ が つかわれて います。</text:p>
          </table:table-cell>
          <table:table-cell office:value-type="string" office:value="That camera has cutting-edge technology.">
            <text:p>That camera has cutting-edge techn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がたい">
            <text:p>ありがたい</text:p>
          </table:table-cell>
          <table:table-cell office:value-type="string" office:value="ありがたい">
            <text:p>ありがたい</text:p>
          </table:table-cell>
          <table:table-cell office:value-type="string" office:value="thankful, grateful">
            <text:p>thankful, grat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助けは本当にありがたいな。">
            <text:p>彼の助けは本当にありがたいな。</text:p>
          </table:table-cell>
          <table:table-cell office:value-type="string" office:value="かれ の たすけ は ほんとうに ありがたい な。">
            <text:p>かれ の たすけ は ほんとうに ありがたい な。</text:p>
          </table:table-cell>
          <table:table-cell office:value-type="string" office:value="I truly appreciate his help.">
            <text:p>I truly appreciate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キン">
            <text:p>チキン</text:p>
          </table:table-cell>
          <table:table-cell office:value-type="string" office:value="チキン">
            <text:p>チキン</text:p>
          </table:table-cell>
          <table:table-cell office:value-type="string" office:value="chicken">
            <text:p>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キンソテーは私の大好物です。">
            <text:p>チキンソテーは私の大好物です。</text:p>
          </table:table-cell>
          <table:table-cell office:value-type="string" office:value="チキン ソテー は わたし の だい こうぶつ です。">
            <text:p>チキン ソテー は わたし の だい こうぶつ です。</text:p>
          </table:table-cell>
          <table:table-cell office:value-type="string" office:value="Chicken saute is my favorite dish.">
            <text:p>Chicken saute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質">
            <text:p>悪質</text:p>
          </table:table-cell>
          <table:table-cell office:value-type="string" office:value="あくしつ">
            <text:p>あくしつ</text:p>
          </table:table-cell>
          <table:table-cell office:value-type="string" office:value="malignant, vicious">
            <text:p>malignant, vic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悪質な事件が多いですね。">
            <text:p>最近は悪質な事件が多いですね。</text:p>
          </table:table-cell>
          <table:table-cell office:value-type="string" office:value="さいきん は あくしつな じけん が おおい です ね。">
            <text:p>さいきん は あくしつな じけん が おおい です ね。</text:p>
          </table:table-cell>
          <table:table-cell office:value-type="string" office:value="We've seen a lot of malignant incidents recently.">
            <text:p>We've seen a lot of malignant incident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ーナリズム">
            <text:p>ジャーナリズム</text:p>
          </table:table-cell>
          <table:table-cell office:value-type="string" office:value="ジャーナリズム">
            <text:p>ジャーナリズム</text:p>
          </table:table-cell>
          <table:table-cell office:value-type="string" office:value="journalism">
            <text:p>journ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ジャーナリズムを専攻している。">
            <text:p>彼はジャーナリズムを専攻している。</text:p>
          </table:table-cell>
          <table:table-cell office:value-type="string" office:value="かれ は ジャーナリズム を せんこう して いる。">
            <text:p>かれ は ジャーナリズム を せんこう して いる。</text:p>
          </table:table-cell>
          <table:table-cell office:value-type="string" office:value="He majors in journalism.">
            <text:p>He majors in journalis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敗れる">
            <text:p>敗れる</text:p>
          </table:table-cell>
          <table:table-cell office:value-type="string" office:value="やぶれる">
            <text:p>やぶれる</text:p>
          </table:table-cell>
          <table:table-cell office:value-type="string" office:value="be defeated, lose (a game)">
            <text:p>be defeated, lose (a ga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チームは1回戦で敗れたよ。">
            <text:p>私のチームは1回戦で敗れたよ。</text:p>
          </table:table-cell>
          <table:table-cell office:value-type="string" office:value="わたし の チーム は 1 かい せん で やぶれた よ。">
            <text:p>わたし の チーム は 1 かい せん で やぶれた よ。</text:p>
          </table:table-cell>
          <table:table-cell office:value-type="string" office:value="My team lost in the first match.">
            <text:p>My team lost in the firs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当てる">
            <text:p>割り当てる</text:p>
          </table:table-cell>
          <table:table-cell office:value-type="string" office:value="わりあてる">
            <text:p>わりあてる</text:p>
          </table:table-cell>
          <table:table-cell office:value-type="string" office:value="assign, allot">
            <text:p>assign, all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全員に作業が割り当てられました。">
            <text:p>全員に作業が割り当てられました。</text:p>
          </table:table-cell>
          <table:table-cell office:value-type="string" office:value="ぜんいん に さぎょう が わりあてられました。">
            <text:p>ぜんいん に さぎょう が わりあてられました。</text:p>
          </table:table-cell>
          <table:table-cell office:value-type="string" office:value="Everyone has been assigned work.">
            <text:p>Everyone has been assign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店">
            <text:p>本店</text:p>
          </table:table-cell>
          <table:table-cell office:value-type="string" office:value="ほんてん">
            <text:p>ほんてん</text:p>
          </table:table-cell>
          <table:table-cell office:value-type="string" office:value="main office, shop or store">
            <text:p>main office, shop 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チェーン店の本店です。">
            <text:p>ここはチェーン店の本店です。</text:p>
          </table:table-cell>
          <table:table-cell office:value-type="string" office:value="ここ は チェーン てん の ほんてん です。">
            <text:p>ここ は チェーン てん の ほんてん です。</text:p>
          </table:table-cell>
          <table:table-cell office:value-type="string" office:value="This is the original store of the chain.">
            <text:p>This is the original store of the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立">
            <text:p>市立</text:p>
          </table:table-cell>
          <table:table-cell office:value-type="string" office:value="しりつ">
            <text:p>しりつ</text:p>
          </table:table-cell>
          <table:table-cell office:value-type="string" office:value="municipal, city-run">
            <text:p>municipal, city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市立の学校に通っています。">
            <text:p>娘は市立の学校に通っています。</text:p>
          </table:table-cell>
          <table:table-cell office:value-type="string" office:value="むすめ は しりつ の がっこう に かよって います。">
            <text:p>むすめ は しりつ の がっこう に かよって います。</text:p>
          </table:table-cell>
          <table:table-cell office:value-type="string" office:value="My daughter goes to a municipal school.">
            <text:p>My daughter goes to a municipal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費">
            <text:p>会費</text:p>
          </table:table-cell>
          <table:table-cell office:value-type="string" office:value="かいひ">
            <text:p>かいひ</text:p>
          </table:table-cell>
          <table:table-cell office:value-type="string" office:value="membership fee">
            <text:p>membership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費が少し高いね。">
            <text:p>会費が少し高いね。</text:p>
          </table:table-cell>
          <table:table-cell office:value-type="string" office:value="かいひ が すこし たかい ね。">
            <text:p>かいひ が すこし たかい ね。</text:p>
          </table:table-cell>
          <table:table-cell office:value-type="string" office:value="The membership fee is a little high.">
            <text:p>The membership fee is a littl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面">
            <text:p>両面</text:p>
          </table:table-cell>
          <table:table-cell office:value-type="string" office:value="りょうめん">
            <text:p>りょうめん</text:p>
          </table:table-cell>
          <table:table-cell office:value-type="string" office:value="both faces, both sides">
            <text:p>both fac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の両面に字が書かれていたよ。">
            <text:p>紙の両面に字が書かれていたよ。</text:p>
          </table:table-cell>
          <table:table-cell office:value-type="string" office:value="かみ の りょうめん に じ が かかれて いた よ。">
            <text:p>かみ の りょうめん に じ が かかれて いた よ。</text:p>
          </table:table-cell>
          <table:table-cell office:value-type="string" office:value="There was writing on both sides of the paper.">
            <text:p>There was writing on both sides of th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外">
            <text:p>国外</text:p>
          </table:table-cell>
          <table:table-cell office:value-type="string" office:value="こくがい">
            <text:p>こくがい</text:p>
          </table:table-cell>
          <table:table-cell office:value-type="string" office:value="outside the country, abroad">
            <text:p>outside the country, abro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国外に逃げたようです。">
            <text:p>犯人は国外に逃げたようです。</text:p>
          </table:table-cell>
          <table:table-cell office:value-type="string" office:value="はんにん は こくがい に にげた ようです。">
            <text:p>はんにん は こくがい に にげた ようです。</text:p>
          </table:table-cell>
          <table:table-cell office:value-type="string" office:value="The criminal seems to have escaped abroad.">
            <text:p>The criminal seems to have escaped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出す">
            <text:p>乗り出す</text:p>
          </table:table-cell>
          <table:table-cell office:value-type="string" office:value="のりだす">
            <text:p>のりだす</text:p>
          </table:table-cell>
          <table:table-cell office:value-type="string" office:value="lean forward, embark on">
            <text:p>lean forward, embar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船が長い航海に乗り出したの。">
            <text:p>船が長い航海に乗り出したの。</text:p>
          </table:table-cell>
          <table:table-cell office:value-type="string" office:value="ふね が ながい こうかい に のりだした の。">
            <text:p>ふね が ながい こうかい に のりだした の。</text:p>
          </table:table-cell>
          <table:table-cell office:value-type="string" office:value="The ship has embarked on a long sea voyage.">
            <text:p>The ship has embarked on a long sea voy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スラム教">
            <text:p>イスラム教</text:p>
          </table:table-cell>
          <table:table-cell office:value-type="string" office:value="イスラムきょう">
            <text:p>イスラムきょう</text:p>
          </table:table-cell>
          <table:table-cell office:value-type="string" office:value="Islam, Muslim religion">
            <text:p>Islam, Muslim 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イスラム教の寺院です。">
            <text:p>これはイスラム教の寺院です。</text:p>
          </table:table-cell>
          <table:table-cell office:value-type="string" office:value="これ は イスラムきょう の じいん です。">
            <text:p>これ は イスラムきょう の じいん です。</text:p>
          </table:table-cell>
          <table:table-cell office:value-type="string" office:value="This is a Muslim mosque.">
            <text:p>This is a Muslim mos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上げる">
            <text:p>打ち上げる</text:p>
          </table:table-cell>
          <table:table-cell office:value-type="string" office:value="うちあげる">
            <text:p>うちあげる</text:p>
          </table:table-cell>
          <table:table-cell office:value-type="string" office:value="blast off, set off">
            <text:p>blast off, set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祭りで花火を打ち上げます。">
            <text:p>夏祭りで花火を打ち上げます。</text:p>
          </table:table-cell>
          <table:table-cell office:value-type="string" office:value="なつ まつり で はなび を うちあげます。">
            <text:p>なつ まつり で はなび を うちあげます。</text:p>
          </table:table-cell>
          <table:table-cell office:value-type="string" office:value="We'll set off fireworks at the summer festival.">
            <text:p>We'll set off fireworks at the summer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学部">
            <text:p>法学部</text:p>
          </table:table-cell>
          <table:table-cell office:value-type="string" office:value="ほうがくぶ">
            <text:p>ほうがくぶ</text:p>
          </table:table-cell>
          <table:table-cell office:value-type="string" office:value="faculty of law">
            <text:p>faculty of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法学部の学生です。">
            <text:p>彼女は法学部の学生です。</text:p>
          </table:table-cell>
          <table:table-cell office:value-type="string" office:value="かのじょ は ほう がくぶ の がくせい です。">
            <text:p>かのじょ は ほう がくぶ の がくせい です。</text:p>
          </table:table-cell>
          <table:table-cell office:value-type="string" office:value="She's a student in the Department of Law.">
            <text:p>She's a student in the Department of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会">
            <text:p>運動会</text:p>
          </table:table-cell>
          <table:table-cell office:value-type="string" office:value="うんどうかい">
            <text:p>うんどうかい</text:p>
          </table:table-cell>
          <table:table-cell office:value-type="string" office:value="sports festival, athletic meet">
            <text:p>sports festival, athletic m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会で一位になったよ。">
            <text:p>運動会で一位になったよ。</text:p>
          </table:table-cell>
          <table:table-cell office:value-type="string" office:value="うんどうかい で いち い に なった よ。">
            <text:p>うんどうかい で いち い に なった よ。</text:p>
          </table:table-cell>
          <table:table-cell office:value-type="string" office:value="I won first place in the sports festival.">
            <text:p>I won first place in the sports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治家">
            <text:p>政治家</text:p>
          </table:table-cell>
          <table:table-cell office:value-type="string" office:value="せいじか">
            <text:p>せいじか</text:p>
          </table:table-cell>
          <table:table-cell office:value-type="string" office:value="politician">
            <text:p>polit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なったら政治家になりたいです。">
            <text:p>大きくなったら政治家になりたいです。</text:p>
          </table:table-cell>
          <table:table-cell office:value-type="string" office:value="おおきく なったら せいじ か に なりたい です。">
            <text:p>おおきく なったら せいじ か に なりたい です。</text:p>
          </table:table-cell>
          <table:table-cell office:value-type="string" office:value="I want to become a politician when I grow up.">
            <text:p>I want to become a politician when I gr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朝">
            <text:p>翌朝</text:p>
          </table:table-cell>
          <table:table-cell office:value-type="string" office:value="よくあさ">
            <text:p>よくあさ</text:p>
          </table:table-cell>
          <table:table-cell office:value-type="string" office:value="the following morning, the next morning">
            <text:p>the following morning, the next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朝は快晴だったね。">
            <text:p>翌朝は快晴だったね。</text:p>
          </table:table-cell>
          <table:table-cell office:value-type="string" office:value="よくあさ は かいせい だった ね。">
            <text:p>よくあさ は かいせい だった ね。</text:p>
          </table:table-cell>
          <table:table-cell office:value-type="string" office:value="The weather was fine the next morning.">
            <text:p>The weather was fine the next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完全">
            <text:p>不完全</text:p>
          </table:table-cell>
          <table:table-cell office:value-type="string" office:value="ふかんぜん">
            <text:p>ふかんぜん</text:p>
          </table:table-cell>
          <table:table-cell office:value-type="string" office:value="imperfect, incomplete">
            <text:p>imperfect, in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データはまだ不完全ね。">
            <text:p>このデータはまだ不完全ね。</text:p>
          </table:table-cell>
          <table:table-cell office:value-type="string" office:value="この データ は まだ ふかんぜん ね。">
            <text:p>この データ は まだ ふかんぜん ね。</text:p>
          </table:table-cell>
          <table:table-cell office:value-type="string" office:value="This data is still incomplete.">
            <text:p>This data is still incomp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価">
            <text:p>地価</text:p>
          </table:table-cell>
          <table:table-cell office:value-type="string" office:value="ちか">
            <text:p>ちか</text:p>
          </table:table-cell>
          <table:table-cell office:value-type="string" office:value="land price">
            <text:p>land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の地価は上がり続けているんだ。">
            <text:p>東京の地価は上がり続けているんだ。</text:p>
          </table:table-cell>
          <table:table-cell office:value-type="string" office:value="とうきょう の ちか は あがり つづけて いる ん だ。">
            <text:p>とうきょう の ちか は あがり つづけて いる ん だ。</text:p>
          </table:table-cell>
          <table:table-cell office:value-type="string" office:value="The land price in Tokyo keeps going up.">
            <text:p>The land price in Tokyo keep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系">
            <text:p>理系</text:p>
          </table:table-cell>
          <table:table-cell office:value-type="string" office:value="りけい">
            <text:p>りけい</text:p>
          </table:table-cell>
          <table:table-cell office:value-type="string" office:value="science, in science">
            <text:p>science, in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理系の学生です。">
            <text:p>彼は理系の学生です。</text:p>
          </table:table-cell>
          <table:table-cell office:value-type="string" office:value="かれ は りけい の がくせい です。">
            <text:p>かれ は りけい の がくせい です。</text:p>
          </table:table-cell>
          <table:table-cell office:value-type="string" office:value="He's a student who majors in science.">
            <text:p>He's a student who majors in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声">
            <text:p>歌声</text:p>
          </table:table-cell>
          <table:table-cell office:value-type="string" office:value="うたごえ">
            <text:p>うたごえ</text:p>
          </table:table-cell>
          <table:table-cell office:value-type="string" office:value="singing voice">
            <text:p>sing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校舎から歌声が聞こえてきたよ。">
            <text:p>校舎から歌声が聞こえてきたよ。</text:p>
          </table:table-cell>
          <table:table-cell office:value-type="string" office:value="こうしゃ から うたごえ が きこえて きた よ。">
            <text:p>こうしゃ から うたごえ が きこえて きた よ。</text:p>
          </table:table-cell>
          <table:table-cell office:value-type="string" office:value="I can hear singing voices from the school building.">
            <text:p>I can hear singing voices from the school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水">
            <text:p>海水</text:p>
          </table:table-cell>
          <table:table-cell office:value-type="string" office:value="かいすい">
            <text:p>かいすい</text:p>
          </table:table-cell>
          <table:table-cell office:value-type="string" office:value="seawater">
            <text:p>sea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水から塩を作ります。">
            <text:p>海水から塩を作ります。</text:p>
          </table:table-cell>
          <table:table-cell office:value-type="string" office:value="かいすい から しお を つくります。">
            <text:p>かいすい から しお を つくります。</text:p>
          </table:table-cell>
          <table:table-cell office:value-type="string" office:value="We make salt from seawater.">
            <text:p>We make salt from sea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愉快">
            <text:p>不愉快</text:p>
          </table:table-cell>
          <table:table-cell office:value-type="string" office:value="ふゆかい">
            <text:p>ふゆかい</text:p>
          </table:table-cell>
          <table:table-cell office:value-type="string" office:value="upset, disagreeable">
            <text:p>upset, disagree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を聞いて不愉快になった。">
            <text:p>彼の話を聞いて不愉快になった。</text:p>
          </table:table-cell>
          <table:table-cell office:value-type="string" office:value="かれ の はなし を きいて ふゆかい に なった。">
            <text:p>かれ の はなし を きいて ふゆかい に なった。</text:p>
          </table:table-cell>
          <table:table-cell office:value-type="string" office:value="I got upset listening to his story.">
            <text:p>I got upset listening to his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数">
            <text:p>総数</text:p>
          </table:table-cell>
          <table:table-cell office:value-type="string" office:value="そうすう">
            <text:p>そうすう</text:p>
          </table:table-cell>
          <table:table-cell office:value-type="string" office:value="total (number)">
            <text:p>total (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総数は705人でした。">
            <text:p>参加者の総数は705人でした。</text:p>
          </table:table-cell>
          <table:table-cell office:value-type="string" office:value="さんか しゃ の そうすう は 705 にん でした。">
            <text:p>さんか しゃ の そうすう は 705 にん でした。</text:p>
          </table:table-cell>
          <table:table-cell office:value-type="string" office:value="The total number of participants was 705.">
            <text:p>The total number of participants was 70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中">
            <text:p>水中</text:p>
          </table:table-cell>
          <table:table-cell office:value-type="string" office:value="すいちゅう">
            <text:p>すいちゅう</text:p>
          </table:table-cell>
          <table:table-cell office:value-type="string" office:value="in water, underwater">
            <text:p>in water, under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カメラなら水中の写真が撮れますね。">
            <text:p>このカメラなら水中の写真が撮れますね。</text:p>
          </table:table-cell>
          <table:table-cell office:value-type="string" office:value="この カメラ なら すいちゅう の しゃしん が とれます ね。">
            <text:p>この カメラ なら すいちゅう の しゃしん が とれます ね。</text:p>
          </table:table-cell>
          <table:table-cell office:value-type="string" office:value="With this camera you can take underwater pictures.">
            <text:p>With this camera you can take underwater pic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省">
            <text:p>帰省</text:p>
          </table:table-cell>
          <table:table-cell office:value-type="string" office:value="きせい">
            <text:p>きせい</text:p>
          </table:table-cell>
          <table:table-cell office:value-type="string" office:value="homecoming, going (back) to one's hometown">
            <text:p>homecoming, going (back) to one's homet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帰省します。">
            <text:p>来週、帰省します。</text:p>
          </table:table-cell>
          <table:table-cell office:value-type="string" office:value="らいしゅう、きせい します。">
            <text:p>らいしゅう、きせい します。</text:p>
          </table:table-cell>
          <table:table-cell office:value-type="string" office:value="I'm going back to my hometown next week.">
            <text:p>I'm going back to my hometow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配">
            <text:p>年配</text:p>
          </table:table-cell>
          <table:table-cell office:value-type="string" office:value="ねんぱい">
            <text:p>ねんぱい</text:p>
          </table:table-cell>
          <table:table-cell office:value-type="string" office:value="advanced age, elderliness">
            <text:p>advanced age, elder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配の人に席を譲りました。">
            <text:p>年配の人に席を譲りました。</text:p>
          </table:table-cell>
          <table:table-cell office:value-type="string" office:value="ねんぱい の ひと に せき を ゆずりました。">
            <text:p>ねんぱい の ひと に せき を ゆずりました。</text:p>
          </table:table-cell>
          <table:table-cell office:value-type="string" office:value="I gave up my seat to an elderly person.">
            <text:p>I gave up my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周">
            <text:p>一周</text:p>
          </table:table-cell>
          <table:table-cell office:value-type="string" office:value="いっしゅう">
            <text:p>いっしゅう</text:p>
          </table:table-cell>
          <table:table-cell office:value-type="string" office:value="going round, circle">
            <text:p>going round, circ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庭園を一周しました。">
            <text:p>私たちは庭園を一周しました。</text:p>
          </table:table-cell>
          <table:table-cell office:value-type="string" office:value="わたし たち は ていえん を いっしゅう しました。">
            <text:p>わたし たち は ていえん を いっしゅう しました。</text:p>
          </table:table-cell>
          <table:table-cell office:value-type="string" office:value="We went around the garden.">
            <text:p>We went around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舞伎">
            <text:p>歌舞伎</text:p>
          </table:table-cell>
          <table:table-cell office:value-type="string" office:value="かぶき">
            <text:p>かぶき</text:p>
          </table:table-cell>
          <table:table-cell office:value-type="string" office:value="Japanese classical drama played by male actors">
            <text:p>Japanese classical drama played by male ac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舞伎の芝居を見にいきました。">
            <text:p>歌舞伎の芝居を見にいきました。</text:p>
          </table:table-cell>
          <table:table-cell office:value-type="string" office:value="かぶき の しばい を みに いきました。">
            <text:p>かぶき の しばい を みに いきました。</text:p>
          </table:table-cell>
          <table:table-cell office:value-type="string" office:value="I went to see a kabuki play.">
            <text:p>I went to see a kabuki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用">
            <text:p>悪用</text:p>
          </table:table-cell>
          <table:table-cell office:value-type="string" office:value="あくよう">
            <text:p>あくよう</text:p>
          </table:table-cell>
          <table:table-cell office:value-type="string" office:value="abuse, misuse">
            <text:p>abuse, mis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位を悪用しています。">
            <text:p>彼は地位を悪用しています。</text:p>
          </table:table-cell>
          <table:table-cell office:value-type="string" office:value="かれ は ちい を あくよう して います。">
            <text:p>かれ は ちい を あくよう して います。</text:p>
          </table:table-cell>
          <table:table-cell office:value-type="string" office:value="He is abusing his position.">
            <text:p>He is abusing 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芋">
            <text:p>芋</text:p>
          </table:table-cell>
          <table:table-cell office:value-type="string" office:value="いも">
            <text:p>いも</text:p>
          </table:table-cell>
          <table:table-cell office:value-type="string" office:value="potato (of any kind)">
            <text:p>potato (of any ki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芋の料理はお好きですか。">
            <text:p>お芋の料理はお好きですか。</text:p>
          </table:table-cell>
          <table:table-cell office:value-type="string" office:value="おいも の りょうり は おすき です か。">
            <text:p>おいも の りょうり は おすき です か。</text:p>
          </table:table-cell>
          <table:table-cell office:value-type="string" office:value="Do you like potato dishes?">
            <text:p>Do you like potato dishe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ける">
            <text:p>空ける</text:p>
          </table:table-cell>
          <table:table-cell office:value-type="string" office:value="あける">
            <text:p>あける</text:p>
          </table:table-cell>
          <table:table-cell office:value-type="string" office:value="vacate, clear out">
            <text:p>vacate, clear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お年寄りのために席を空けたんだ。">
            <text:p>彼女はお年寄りのために席を空けたんだ。</text:p>
          </table:table-cell>
          <table:table-cell office:value-type="string" office:value="かのじょ は おとしより の ため に せき を あけた ん だ。">
            <text:p>かのじょ は おとしより の ため に せき を あけた ん だ。</text:p>
          </table:table-cell>
          <table:table-cell office:value-type="string" office:value="She gave up her seat to an elderly person.">
            <text:p>She gave up her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ファベット">
            <text:p>アルファベット</text:p>
          </table:table-cell>
          <table:table-cell office:value-type="string" office:value="アルファベット">
            <text:p>アルファベット</text:p>
          </table:table-cell>
          <table:table-cell office:value-type="string" office:value="alphabet">
            <text:p>alphab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アルファベットを全部言えます。">
            <text:p>この子はアルファベットを全部言えます。</text:p>
          </table:table-cell>
          <table:table-cell office:value-type="string" office:value="この こ は アルファベット を ぜんぶ いえます。">
            <text:p>この こ は アルファベット を ぜんぶ いえます。</text:p>
          </table:table-cell>
          <table:table-cell office:value-type="string" office:value="This kid can say the entire alphabet.">
            <text:p>This kid can say the entir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菊">
            <text:p>菊</text:p>
          </table:table-cell>
          <table:table-cell office:value-type="string" office:value="きく">
            <text:p>きく</text:p>
          </table:table-cell>
          <table:table-cell office:value-type="string" office:value="chrysanthemum">
            <text:p>chrysanthe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菊の花を買ってきました。">
            <text:p>菊の花を買ってきました。</text:p>
          </table:table-cell>
          <table:table-cell office:value-type="string" office:value="きく の はな を かって きました。">
            <text:p>きく の はな を かって きました。</text:p>
          </table:table-cell>
          <table:table-cell office:value-type="string" office:value="I bought some chrysanthemums.">
            <text:p>I bought some chrysanthemu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面">
            <text:p>平面</text:p>
          </table:table-cell>
          <table:table-cell office:value-type="string" office:value="へいめん">
            <text:p>へいめん</text:p>
          </table:table-cell>
          <table:table-cell office:value-type="string" office:value="flat surface">
            <text:p>flat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ガネをかけると平面が立体に見えます。">
            <text:p>このメガネをかけると平面が立体に見えます。</text:p>
          </table:table-cell>
          <table:table-cell office:value-type="string" office:value="この メガネ を かける と へいめん が りったい に みえます。">
            <text:p>この メガネ を かける と へいめん が りったい に みえます。</text:p>
          </table:table-cell>
          <table:table-cell office:value-type="string" office:value="Through these glasses, flat things look three-dimensional.">
            <text:p>Through these glasses, flat things look three-dimens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吸い込む">
            <text:p>吸い込む</text:p>
          </table:table-cell>
          <table:table-cell office:value-type="string" office:value="すいこむ">
            <text:p>すいこむ</text:p>
          </table:table-cell>
          <table:table-cell office:value-type="string" office:value="inhale, suck in">
            <text:p>inhale, suc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ほこりを吸い込んじゃった。">
            <text:p>ほこりを吸い込んじゃった。</text:p>
          </table:table-cell>
          <table:table-cell office:value-type="string" office:value="ほこり を すいこんじゃった。">
            <text:p>ほこり を すいこんじゃった。</text:p>
          </table:table-cell>
          <table:table-cell office:value-type="string" office:value="I inhaled dust.">
            <text:p>I inhaled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長">
            <text:p>船長</text:p>
          </table:table-cell>
          <table:table-cell office:value-type="string" office:value="せんちょう">
            <text:p>せんちょう</text:p>
          </table:table-cell>
          <table:table-cell office:value-type="string" office:value="captain">
            <text:p>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船の船長です。">
            <text:p>私がこの船の船長です。</text:p>
          </table:table-cell>
          <table:table-cell office:value-type="string" office:value="わたし が この ふね の せんちょう です。">
            <text:p>わたし が この ふね の せんちょう です。</text:p>
          </table:table-cell>
          <table:table-cell office:value-type="string" office:value="I'm the captain of this ship.">
            <text:p>I'm the captain of this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落">
            <text:p>暴落</text:p>
          </table:table-cell>
          <table:table-cell office:value-type="string" office:value="ぼうらく">
            <text:p>ぼうらく</text:p>
          </table:table-cell>
          <table:table-cell office:value-type="string" office:value="plunge, crash">
            <text:p>plunge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株価が暴落しました。">
            <text:p>昨日株価が暴落しました。</text:p>
          </table:table-cell>
          <table:table-cell office:value-type="string" office:value="きのう かぶか が ぼうらく しました。">
            <text:p>きのう かぶか が ぼうらく しました。</text:p>
          </table:table-cell>
          <table:table-cell office:value-type="string" office:value="Stock prices plunged yesterday.">
            <text:p>Stock prices plung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学部">
            <text:p>工学部</text:p>
          </table:table-cell>
          <table:table-cell office:value-type="string" office:value="こうがくぶ">
            <text:p>こうがくぶ</text:p>
          </table:table-cell>
          <table:table-cell office:value-type="string" office:value="department of engineering">
            <text:p>department of 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工学部の教授です。">
            <text:p>彼は工学部の教授です。</text:p>
          </table:table-cell>
          <table:table-cell office:value-type="string" office:value="かれ は こう がくぶ の きょうじゅ です。">
            <text:p>かれ は こう がくぶ の きょうじゅ です。</text:p>
          </table:table-cell>
          <table:table-cell office:value-type="string" office:value="He is a professor in the Department of Engineering.">
            <text:p>He is a professor in the Department of Engine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東">
            <text:p>北東</text:p>
          </table:table-cell>
          <table:table-cell office:value-type="string" office:value="ほくとう">
            <text:p>ほくとう</text:p>
          </table:table-cell>
          <table:table-cell office:value-type="string" office:value="northeast">
            <text:p>nor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北東に山があります。">
            <text:p>町の北東に山があります。</text:p>
          </table:table-cell>
          <table:table-cell office:value-type="string" office:value="まち の ほくとう に やま が あります。">
            <text:p>まち の ほくとう に やま が あります。</text:p>
          </table:table-cell>
          <table:table-cell office:value-type="string" office:value="There's a mountain in the northeastern part of the town.">
            <text:p>There's a mountain in the northeastern part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温">
            <text:p>高温</text:p>
          </table:table-cell>
          <table:table-cell office:value-type="string" office:value="こうおん">
            <text:p>こうおん</text:p>
          </table:table-cell>
          <table:table-cell office:value-type="string" office:value="high temperature">
            <text:p>high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属は高温で溶かします。">
            <text:p>金属は高温で溶かします。</text:p>
          </table:table-cell>
          <table:table-cell office:value-type="string" office:value="きんぞく は こうおん で とかします。">
            <text:p>きんぞく は こうおん で とかします。</text:p>
          </table:table-cell>
          <table:table-cell office:value-type="string" office:value="We melt metals at high temperatures.">
            <text:p>We melt metals at high temper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給">
            <text:p>時給</text:p>
          </table:table-cell>
          <table:table-cell office:value-type="string" office:value="じきゅう">
            <text:p>じきゅう</text:p>
          </table:table-cell>
          <table:table-cell office:value-type="string" office:value="hourly wage">
            <text:p>hourly w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時給1000円です。">
            <text:p>この仕事は時給1000円です。</text:p>
          </table:table-cell>
          <table:table-cell office:value-type="string" office:value="この しごと は じきゅう 1000 えん です。">
            <text:p>この しごと は じきゅう 1000 えん です。</text:p>
          </table:table-cell>
          <table:table-cell office:value-type="string" office:value="You get an hourly wage of 1000 yen in this job.">
            <text:p>You get an hourly wage of 1000 yen in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閥">
            <text:p>派閥</text:p>
          </table:table-cell>
          <table:table-cell office:value-type="string" office:value="はばつ">
            <text:p>はばつ</text:p>
          </table:table-cell>
          <table:table-cell office:value-type="string" office:value="clique, faction">
            <text:p>clique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大学には派閥がたくさんあります。">
            <text:p>あの大学には派閥がたくさんあります。</text:p>
          </table:table-cell>
          <table:table-cell office:value-type="string" office:value="あの だいがく に は はばつ が たくさん あります。">
            <text:p>あの だいがく に は はばつ が たくさん あります。</text:p>
          </table:table-cell>
          <table:table-cell office:value-type="string" office:value="There are a lot of cliques at that university.">
            <text:p>There are a lot of cliques at th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量">
            <text:p>少量</text:p>
          </table:table-cell>
          <table:table-cell office:value-type="string" office:value="しょうりょう">
            <text:p>しょうりょう</text:p>
          </table:table-cell>
          <table:table-cell office:value-type="string" office:value="small quantity, small amount">
            <text:p>small quantity, small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泡立てたクリームに少量のブランデーを加えます。">
            <text:p>泡立てたクリームに少量のブランデーを加えます。</text:p>
          </table:table-cell>
          <table:table-cell office:value-type="string" office:value="あわだてた クリーム に しょうりょう の ブランデー を くわえます。">
            <text:p>あわだてた クリーム に しょうりょう の ブランデー を くわえます。</text:p>
          </table:table-cell>
          <table:table-cell office:value-type="string" office:value="We'll add a small amount of brandy to the whipped cream.">
            <text:p>We'll add a small amount of brandy to the whipped c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必要">
            <text:p>不必要</text:p>
          </table:table-cell>
          <table:table-cell office:value-type="string" office:value="ふひつよう">
            <text:p>ふひつよう</text:p>
          </table:table-cell>
          <table:table-cell office:value-type="string" office:value="unnecessary, unneeded">
            <text:p>unnecessary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必要なファイルは削除してください。">
            <text:p>不必要なファイルは削除してください。</text:p>
          </table:table-cell>
          <table:table-cell office:value-type="string" office:value="ふひつような ファイル は さくじょ して ください。">
            <text:p>ふひつような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力">
            <text:p>火力</text:p>
          </table:table-cell>
          <table:table-cell office:value-type="string" office:value="かりょく">
            <text:p>かりょく</text:p>
          </table:table-cell>
          <table:table-cell office:value-type="string" office:value="fire power">
            <text:p>fire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力を弱めないと肉がこげるよ。">
            <text:p>火力を弱めないと肉がこげるよ。</text:p>
          </table:table-cell>
          <table:table-cell office:value-type="string" office:value="かりょく を よわめない と にく が こげる よ。">
            <text:p>かりょく を よわめない と にく が こげる よ。</text:p>
          </table:table-cell>
          <table:table-cell office:value-type="string" office:value="You'll burn the meat if you don't turn down the heat.">
            <text:p>You'll burn the meat if you don't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識">
            <text:p>非常識</text:p>
          </table:table-cell>
          <table:table-cell office:value-type="string" office:value="ひじょうしき">
            <text:p>ひじょうしき</text:p>
          </table:table-cell>
          <table:table-cell office:value-type="string" office:value="lack of common sense">
            <text:p>lack of common sen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非常識な時間に電話してきたの。">
            <text:p>彼は非常識な時間に電話してきたの。</text:p>
          </table:table-cell>
          <table:table-cell office:value-type="string" office:value="かれ は ひじょうしきな じかん に でんわ して きた の。">
            <text:p>かれ は ひじょうしきな じかん に でんわ して きた の。</text:p>
          </table:table-cell>
          <table:table-cell office:value-type="string" office:value="He called me at an unreasonable hour.">
            <text:p>He called me at an unreasonable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国">
            <text:p>出国</text:p>
          </table:table-cell>
          <table:table-cell office:value-type="string" office:value="しゅっこく">
            <text:p>しゅっこく</text:p>
          </table:table-cell>
          <table:table-cell office:value-type="string" office:value="departure (from a country)">
            <text:p>departure (from a count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週間後に出国します。">
            <text:p>1週間後に出国します。</text:p>
          </table:table-cell>
          <table:table-cell office:value-type="string" office:value="1 しゅうかん ご に しゅっこく します。">
            <text:p>1 しゅうかん ご に しゅっこく します。</text:p>
          </table:table-cell>
          <table:table-cell office:value-type="string" office:value="I'm leaving the country in one week.">
            <text:p>I'm leaving the country in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落">
            <text:p>段落</text:p>
          </table:table-cell>
          <table:table-cell office:value-type="string" office:value="だんらく">
            <text:p>だんらく</text:p>
          </table:table-cell>
          <table:table-cell office:value-type="string" office:value="paragraph">
            <text:p>paragrap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段落を読んでください。">
            <text:p>次の段落を読んでください。</text:p>
          </table:table-cell>
          <table:table-cell office:value-type="string" office:value="つぎ の だんらく を よんで ください。">
            <text:p>つぎ の だんらく を よんで ください。</text:p>
          </table:table-cell>
          <table:table-cell office:value-type="string" office:value="Please read the next paragraph.">
            <text:p>Please read the next paragrap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目">
            <text:p>種目</text:p>
          </table:table-cell>
          <table:table-cell office:value-type="string" office:value="しゅもく">
            <text:p>しゅもく</text:p>
          </table:table-cell>
          <table:table-cell office:value-type="string" office:value="item, event">
            <text:p>item,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2種目でメダルを取ったわ。">
            <text:p>その選手は2種目でメダルを取ったわ。</text:p>
          </table:table-cell>
          <table:table-cell office:value-type="string" office:value="その せんしゅ は 2 しゅもく で メダル を とった わ。">
            <text:p>その せんしゅ は 2 しゅもく で メダル を とった わ。</text:p>
          </table:table-cell>
          <table:table-cell office:value-type="string" office:value="The athlete won medals in two events.">
            <text:p>The athlete won medals in two ev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死">
            <text:p>戦死</text:p>
          </table:table-cell>
          <table:table-cell office:value-type="string" office:value="せんし">
            <text:p>せんし</text:p>
          </table:table-cell>
          <table:table-cell office:value-type="string" office:value="death in war">
            <text:p>death in w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祖父は戦死しました。">
            <text:p>祖父は戦死しました。</text:p>
          </table:table-cell>
          <table:table-cell office:value-type="string" office:value="そふ は せんし しました。">
            <text:p>そふ は せんし しました。</text:p>
          </table:table-cell>
          <table:table-cell office:value-type="string" office:value="My grandfather died in the war.">
            <text:p>My grandfather died in the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西">
            <text:p>南西</text:p>
          </table:table-cell>
          <table:table-cell office:value-type="string" office:value="なんせい">
            <text:p>なんせい</text:p>
          </table:table-cell>
          <table:table-cell office:value-type="string" office:value="southwest">
            <text:p>sou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南西に進むと村があります。">
            <text:p>ここから南西に進むと村があります。</text:p>
          </table:table-cell>
          <table:table-cell office:value-type="string" office:value="ここ から なんせい に すすむ と むら が あります。">
            <text:p>ここ から なんせい に すすむ と むら が あります。</text:p>
          </table:table-cell>
          <table:table-cell office:value-type="string" office:value="You'll see a village if you go in the southwest direction from here.">
            <text:p>You'll see a village if you go in the southwest direction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紙">
            <text:p>白紙</text:p>
          </table:table-cell>
          <table:table-cell office:value-type="string" office:value="はくし">
            <text:p>はくし</text:p>
          </table:table-cell>
          <table:table-cell office:value-type="string" office:value="blank sheet of paper">
            <text:p>blank sheet of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ストを白紙で出したの。">
            <text:p>テストを白紙で出したの。</text:p>
          </table:table-cell>
          <table:table-cell office:value-type="string" office:value="テスト を はくし で だした の。">
            <text:p>テスト を はくし で だした の。</text:p>
          </table:table-cell>
          <table:table-cell office:value-type="string" office:value="I handed in my test in blank.">
            <text:p>I handed in my test in b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熱">
            <text:p>発熱</text:p>
          </table:table-cell>
          <table:table-cell office:value-type="string" office:value="はつねつ">
            <text:p>はつねつ</text:p>
          </table:table-cell>
          <table:table-cell office:value-type="string" office:value="heat generation, getting a fever">
            <text:p>heat generation, getting a fev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突然、発熱したんだ。">
            <text:p>娘が突然、発熱したんだ。</text:p>
          </table:table-cell>
          <table:table-cell office:value-type="string" office:value="むすめ が とつぜん、はつねつ した ん だ。">
            <text:p>むすめ が とつぜん、はつねつ した ん だ。</text:p>
          </table:table-cell>
          <table:table-cell office:value-type="string" office:value="My daughter got a fever all of a sudden.">
            <text:p>My daughter got a fever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平等">
            <text:p>不平等</text:p>
          </table:table-cell>
          <table:table-cell office:value-type="string" office:value="ふびょうどう">
            <text:p>ふびょうどう</text:p>
          </table:table-cell>
          <table:table-cell office:value-type="string" office:value="unequal, unfair">
            <text:p>unequal, un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職場での男女不平等はよく見られるね。">
            <text:p>職場での男女不平等はよく見られるね。</text:p>
          </table:table-cell>
          <table:table-cell office:value-type="string" office:value="しょくば で の だんじょ ふびょうどう は よく みられる ね。">
            <text:p>しょくば で の だんじょ ふびょうどう は よく みられる ね。</text:p>
          </table:table-cell>
          <table:table-cell office:value-type="string" office:value="Gender inequality in workplace is rather common.">
            <text:p>Gender inequality in workplace is rather com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費">
            <text:p>学費</text:p>
          </table:table-cell>
          <table:table-cell office:value-type="string" office:value="がくひ">
            <text:p>がくひ</text:p>
          </table:table-cell>
          <table:table-cell office:value-type="string" office:value="tuition">
            <text:p>tu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バイトをして学費を稼いだんだ。">
            <text:p>彼はアルバイトをして学費を稼いだんだ。</text:p>
          </table:table-cell>
          <table:table-cell office:value-type="string" office:value="かれ は アルバイト を して がくひ を かせいだ ん だ。">
            <text:p>かれ は アルバイト を して がくひ を かせいだ ん だ。</text:p>
          </table:table-cell>
          <table:table-cell office:value-type="string" office:value="He earned his tuition money by working part-time.">
            <text:p>He earned his tuition money by working part-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書き">
            <text:p>読み書き</text:p>
          </table:table-cell>
          <table:table-cell office:value-type="string" office:value="よみかき">
            <text:p>よみかき</text:p>
          </table:table-cell>
          <table:table-cell office:value-type="string" office:value="reading and writing">
            <text:p>reading and wr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息子は学校で読み書きを勉強しています。">
            <text:p>息子は学校で読み書きを勉強しています。</text:p>
          </table:table-cell>
          <table:table-cell office:value-type="string" office:value="むすこ は がっこう で よみ かき を べんきょう して います。">
            <text:p>むすこ は がっこう で よみ かき を べんきょう して います。</text:p>
          </table:table-cell>
          <table:table-cell office:value-type="string" office:value="My son is learning reading and writing skills at school.">
            <text:p>My son is learning reading and writing skills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系">
            <text:p>文系</text:p>
          </table:table-cell>
          <table:table-cell office:value-type="string" office:value="ぶんけい">
            <text:p>ぶんけい</text:p>
          </table:table-cell>
          <table:table-cell office:value-type="string" office:value="liberal arts, humanities">
            <text:p>liberal arts, 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系です。">
            <text:p>彼女は文系です。</text:p>
          </table:table-cell>
          <table:table-cell office:value-type="string" office:value="かのじょ は ぶんけい です。">
            <text:p>かのじょ は ぶんけい です。</text:p>
          </table:table-cell>
          <table:table-cell office:value-type="string" office:value="She's in the humanities department.">
            <text:p>She's in the humanities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震度">
            <text:p>震度</text:p>
          </table:table-cell>
          <table:table-cell office:value-type="string" office:value="しんど">
            <text:p>しんど</text:p>
          </table:table-cell>
          <table:table-cell office:value-type="string" office:value="seismic intensity">
            <text:p>seismic inten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地震は震度3でしたよ。">
            <text:p>今朝の地震は震度3でしたよ。</text:p>
          </table:table-cell>
          <table:table-cell office:value-type="string" office:value="けさ の じしん は しんど 3 でした よ。">
            <text:p>けさ の じしん は しんど 3 でした よ。</text:p>
          </table:table-cell>
          <table:table-cell office:value-type="string" office:value="The earthquake this morning measured 3 on the seismic intensity scale.">
            <text:p>The earthquake this morning measured 3 on the seismic intensity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わしい">
            <text:p>疑わしい</text:p>
          </table:table-cell>
          <table:table-cell office:value-type="string" office:value="うたがわしい">
            <text:p>うたがわしい</text:p>
          </table:table-cell>
          <table:table-cell office:value-type="string" office:value="doubtful, suspicious">
            <text:p>doubtful, suspic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疑わしい場所は全部調べよう。">
            <text:p>疑わしい場所は全部調べよう。</text:p>
          </table:table-cell>
          <table:table-cell office:value-type="string" office:value="うたがわしい ばしょ は ぜんぶ しらべよう。">
            <text:p>うたがわしい ばしょ は ぜんぶ しらべよう。</text:p>
          </table:table-cell>
          <table:table-cell office:value-type="string" office:value="Let's search in all the suspicious places.">
            <text:p>Let's search in all the suspicious pla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空">
            <text:p>夜空</text:p>
          </table:table-cell>
          <table:table-cell office:value-type="string" office:value="よぞら">
            <text:p>よぞら</text:p>
          </table:table-cell>
          <table:table-cell office:value-type="string" office:value="night sky">
            <text:p>night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で夜空を見上げたの。">
            <text:p>二人で夜空を見上げたの。</text:p>
          </table:table-cell>
          <table:table-cell office:value-type="string" office:value="ふたり で よぞら を みあげた の 。">
            <text:p>ふたり で よぞら を みあげた の 。</text:p>
          </table:table-cell>
          <table:table-cell office:value-type="string" office:value="The two of us looked up at the night sky.">
            <text:p>The two of us looked up at the night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浜">
            <text:p>砂浜</text:p>
          </table:table-cell>
          <table:table-cell office:value-type="string" office:value="すなはま">
            <text:p>すなはま</text:p>
          </table:table-cell>
          <table:table-cell office:value-type="string" office:value="sand beach">
            <text:p>sand 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早く砂浜を散歩しました。">
            <text:p>朝早く砂浜を散歩しました。</text:p>
          </table:table-cell>
          <table:table-cell office:value-type="string" office:value="あさ はやく すなはま を さんぽ しました。">
            <text:p>あさ はやく すなはま を さんぽ しました。</text:p>
          </table:table-cell>
          <table:table-cell office:value-type="string" office:value="I strolled on the sand beach early in the morning.">
            <text:p>I strolled on the sand beach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